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dc2300" draw:fill-color="#dc23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143cm" svg:height="2.143cm" svg:x="15.175cm" svg:y="12.994cm" svg:viewBox="0 0 2144 2144" svg:d="m1859 926c0 0 0 0 0 0h276c6 47 9 96 9 146 0 608-464 1072-1072 1072-481 0-872-290-1014-713h294c129 265 397 440 719 440 409 0 731-282 790-669h-1845v-13h-10c-4-38-6-77-6-117 0-608 464-1072 1072-1072 470 0 854 277 1004 683h-300c-133-248-394-411-705-411-403 0-722 274-787 654z">
          <text:p/>
        </draw:path>
        <draw:custom-shape draw:style-name="gr2" draw:text-style-name="P1" draw:layer="layout" svg:width="2.144cm" svg:height="2.143cm" svg:x="12.792cm" svg:y="12.995cm">
          <text:p/>
          <draw:enhanced-geometry svg:viewBox="0 0 21600 21600" draw:glue-points="10800 0 3163 3163 0 10800 3163 18437 10800 21600 18437 18437 21600 10800 18437 3163" draw:text-areas="3163 3163 18437 18437" draw:type="ring" draw:modifiers="2741.820929353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1" draw:text-style-name="P1" draw:layer="layout" svg:width="2.143cm" svg:height="3.193cm" svg:x="1.958cm" svg:y="11.969cm" svg:viewBox="0 0 2144 3194" svg:d="m1072 1050c608 0 1072 464 1072 1072s-464 1072-1072 1072c-599 0-1059-451-1072-1046v0-26-2122h276v1392c193-213 475-342 796-342zm-1 271c-424 0-756 305-795 716v111h-4c13 440 355 773 799 773 453 0 800-347 800-800s-347-800-800-800z">
          <text:p/>
        </draw:path>
        <draw:path draw:style-name="gr1" draw:text-style-name="P1" draw:layer="layout" svg:width="2.145cm" svg:height="3.262cm" svg:x="10.328cm" svg:y="12.994cm" svg:viewBox="0 0 2146 3263" svg:d="m1871 0h275v2148h-2c0 14 0 28 0 43 0 608-464 1072-1072 1072s-1072-464-1072-1072c0-24 1-48 2-71h272c-2 23-2 46-2 70 0 453 346 800 799 800s800-347 800-800c0-24-1-47-3-70h3z">
          <text:p/>
        </draw:path>
        <draw:path draw:style-name="gr1" draw:text-style-name="P1" draw:layer="layout" svg:width="2.149cm" svg:height="2.168cm" svg:x="6.805cm" svg:y="12.994cm" svg:viewBox="0 0 2150 2169" svg:d="m1871 1116c1-15 1-30 1-45 0-453-347-799-800-799s-800 346-800 799c0 9 0 18 1 26h3v1070h-276v-1070h1c0-8 0-16 0-25 0-608 464-1072 1072-1072s1072 464 1072 1072c0 9 0 18 0 27h5v1070h-275v-1053z">
          <text:p/>
        </draw:path>
        <draw:path draw:style-name="gr3" draw:text-style-name="P1" draw:layer="layout" svg:width="1.747cm" svg:height="0.765cm" svg:x="3.577cm" svg:y="14.781cm" svg:viewBox="0 0 1748 766" svg:d="m1748 299c-43 16-85 35-124 58 5 5 9 10 13 15 35 20 72 37 111 51v283c-109-31-209-77-299-138-1 1-1 1-2 2 0 0 0 0 0 0-99 70-211 124-333 157-7 2-14 4-21 6-1 0-2 0-3 1-85 21-175 32-268 32-339 0-632-147-822-383 190-236 484-383 823-383 225 0 431 65 599 178 97-70 206-123 326-157zm-936-32c-156 0-299 41-420 114 121 72 264 113 420 113s300-41 421-113c-121-73-264-114-421-114z">
          <text:p/>
        </draw:path>
        <draw:path draw:style-name="gr1" draw:text-style-name="P1" draw:layer="layout" svg:width="2.143cm" svg:height="2.143cm" svg:x="4.367cm" svg:y="13.019cm" svg:viewBox="0 0 2144 2144" svg:d="m2060 1502c-160 384-534 642-988 642-608 0-1072-464-1072-1072s464-1072 1072-1072 1072 464 1072 1072c0 45-2 90-7 133h-276c0-2 1-4 1-6h-1581c58 389 381 672 790 672 293 0 542-144 681-369zm-201-578c-66-379-385-652-788-652s-721 273-787 652z">
          <text:p/>
        </draw:path>
        <draw:polygon draw:style-name="gr1" draw:text-style-name="P1" draw:layer="layout" svg:width="0.275cm" svg:height="1.069cm" draw:transform="rotate (1.5707963267949) translate (9.97260260497313cm 14.2205123417433cm)" svg:viewBox="0 0 276 1070" draw:points="0,1070 0,0 276,0 276,1070">
          <text:p/>
        </draw:polygon>
        <draw:path draw:style-name="gr1" draw:text-style-name="P1" draw:layer="layout" svg:width="2.143cm" svg:height="2.143cm" svg:x="17.61cm" svg:y="12.994cm" svg:viewBox="0 0 2144 2144" svg:d="m2060 1502c-160 384-534 642-988 642-608 0-1072-464-1072-1072s464-1072 1072-1072 1072 464 1072 1072c0 45-2 90-7 133h-276c0-2 1-4 1-6h-1581c58 389 381 672 790 672 293 0 542-144 681-369zm-201-578c-66-379-385-652-788-652s-721 273-787 652z">
          <text:p/>
        </draw:path>
        <draw:path draw:style-name="gr3" draw:text-style-name="P1" draw:layer="layout" svg:width="1.747cm" svg:height="0.765cm" svg:x="11.721cm" svg:y="15.263cm" svg:viewBox="0 0 1748 766" svg:d="m1748 299c-43 16-85 35-124 58 5 5 9 10 13 15 35 20 72 37 111 51v283c-109-31-209-77-299-138-1 1-1 1-2 2 0 0 0 0 0 0-99 70-211 124-333 157-7 2-14 4-21 6-1 0-2 0-3 1-85 21-175 32-268 32-339 0-632-147-822-383 190-236 484-383 823-383 225 0 431 65 599 178 97-70 206-123 326-157zm-936-32c-156 0-299 41-420 114 121 72 264 113 420 113s300-41 421-113c-121-73-264-114-421-114z">
          <text:p/>
        </draw:path>
        <draw:path draw:style-name="gr3" draw:text-style-name="P1" draw:layer="layout" svg:width="1.747cm" svg:height="0.765cm" svg:x="14.084cm" svg:y="11.98cm" svg:viewBox="0 0 1748 766" svg:d="m1748 299c-43 16-85 35-124 58 5 5 9 10 13 15 35 20 72 37 111 51v283c-109-31-209-77-299-138-1 1-1 1-2 2 0 0 0 0 0 0-99 70-211 124-333 157-7 2-14 4-21 6-1 0-2 0-3 1-85 21-175 32-268 32-339 0-632-147-822-383 190-236 484-383 823-383 225 0 431 65 599 178 97-70 206-123 326-157zm-936-32c-156 0-299 41-420 114 121 72 264 113 420 113s300-41 421-113c-121-73-264-114-421-114z">
          <text:p/>
        </draw:path>
        <draw:path draw:style-name="gr3" draw:text-style-name="P1" draw:layer="layout" svg:width="1.747cm" svg:height="0.765cm" svg:x="7.781cm" svg:y="13.381cm" svg:viewBox="0 0 1748 766" svg:d="m1748 299c-43 16-85 35-124 58 5 5 9 10 13 15 35 20 72 37 111 51v283c-109-31-209-77-299-138-1 1-1 1-2 2 0 0 0 0 0 0-99 70-211 124-333 157-7 2-14 4-21 6-1 0-2 0-3 1-85 21-175 32-268 32-339 0-632-147-822-383 190-236 484-383 823-383 225 0 431 65 599 178 97-70 206-123 326-157zm-936-32c-156 0-299 41-420 114 121 72 264 113 420 113s300-41 421-113c-121-73-264-114-421-114z">
          <text:p/>
        </draw:path>
        <draw:path draw:style-name="gr3" draw:text-style-name="P1" draw:layer="layout" svg:width="1.747cm" svg:height="0.765cm" svg:x="3.797cm" svg:y="11.499cm" svg:viewBox="0 0 1748 766" svg:d="m1748 299c-43 16-85 35-124 58 5 5 9 10 13 15 35 20 72 37 111 51v283c-109-31-209-77-299-138-1 1-1 1-2 2 0 0 0 0 0 0-99 70-211 124-333 157-7 2-14 4-21 6-1 0-2 0-3 1-85 21-175 32-268 32-339 0-632-147-822-383 190-236 484-383 823-383 225 0 431 65 599 178 97-70 206-123 326-157zm-936-32c-156 0-299 41-420 114 121 72 264 113 420 113s300-41 421-113c-121-73-264-114-421-114z">
          <text:p/>
        </draw:path>
        <draw:path draw:style-name="gr3" draw:text-style-name="P1" draw:layer="layout" svg:width="1.747cm" svg:height="0.765cm" svg:x="17.057cm" svg:y="15.613cm" svg:viewBox="0 0 1748 766" svg:d="m1748 299c-43 16-85 35-124 58 5 5 9 10 13 15 35 20 72 37 111 51v283c-109-31-209-77-299-138-1 1-1 1-2 2 0 0 0 0 0 0-99 70-211 124-333 157-7 2-14 4-21 6-1 0-2 0-3 1-85 21-175 32-268 32-339 0-632-147-822-383 190-236 484-383 823-383 225 0 431 65 599 178 97-70 206-123 326-157zm-936-32c-156 0-299 41-420 114 121 72 264 113 420 113s300-41 421-113c-121-73-264-114-421-11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08:42:27</meta:creation-date>
    <dc:date>2016-04-07T10:40:28</dc:date>
    <meta:editing-duration>PT56M35S</meta:editing-duration>
    <meta:editing-cycles>6</meta:editing-cycles>
    <meta:generator>LibreOffice/3.5$Linux_x86 LibreOffice_project/350m1$Build-413</meta:generator>
    <meta:document-statistic meta:object-count="14"/>
  </office:meta>
</office:document-meta>
</file>